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21"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2"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top="0in" fo:margin-bottom="0.0075in"/>
      <style:text-properties style:font-name="Arial2" fo:font-size="10pt" style:font-size-asian="10pt" style:font-size-complex="10pt"/>
    </style:style>
    <style:style style:name="P84" style:family="paragraph" style:parent-style-name="Standard">
      <style:text-properties style:font-name="Arial2" fo:font-size="10pt" style:font-size-asian="10pt" style:font-size-complex="10pt"/>
    </style:style>
    <style:style style:name="P85"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2" style:family="paragraph" style:parent-style-name="Standard">
      <style:text-properties style:font-name="Arial2" fo:font-style="normal" style:font-style-asian="normal" style:font-style-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text-properties style:font-name="Arial2" fo:font-style="italic" fo:font-weight="normal"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6" style:family="paragraph" style:parent-style-name="Standard">
      <style:text-properties fo:font-style="italic" fo:font-weight="normal" style:font-style-asian="italic" style:font-weight-asian="normal" style:font-style-complex="italic" style:font-weight-complex="normal"/>
    </style:style>
    <style:style style:name="P97" style:family="paragraph" style:parent-style-name="Standard">
      <style:text-properties fo:font-style="italic" style:font-style-asian="italic" style:font-style-complex="italic"/>
    </style:style>
    <style:style style:name="P98" style:family="paragraph" style:parent-style-name="Standard">
      <style:paragraph-properties fo:text-align="center" style:justify-single-word="false"/>
      <style:text-properties fo:font-style="italic" style:font-style-asian="italic" style:font-style-complex="italic"/>
    </style:style>
    <style:style style:name="P99" style:family="paragraph" style:parent-style-name="Standard">
      <style:text-properties style:font-name="Courier New" fo:font-weight="bold" style:font-size-asian="10pt" style:font-weight-asian="bold" style:font-size-complex="10pt" style:font-weight-complex="bold"/>
    </style:style>
    <style:style style:name="P100" style:family="paragraph" style:parent-style-name="Standard">
      <style:text-properties style:font-name="Courier New" fo:font-weight="bold" style:font-weight-asian="bold" style:font-weight-complex="bold"/>
    </style:style>
    <style:style style:name="P101"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style>
    <style:style style:name="P104" style:family="paragraph" style:parent-style-name="Standard">
      <style:paragraph-properties>
        <style:tab-stops>
          <style:tab-stop style:position="0.3299in"/>
        </style:tab-stops>
      </style:paragraph-properties>
    </style:style>
    <style:style style:name="P105" style:family="paragraph" style:parent-style-name="Standard">
      <style:text-properties fo:font-weight="normal" style:font-weight-asian="normal" style:font-weight-complex="normal"/>
    </style:style>
    <style:style style:name="P106"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break-before="page">
        <style:tab-stops>
          <style:tab-stop style:position="0.3299in"/>
        </style:tab-stops>
      </style:paragraph-properties>
    </style:style>
    <style:style style:name="P112" style:family="paragraph" style:parent-style-name="Text_20_body">
      <style:paragraph-properties fo:break-before="page">
        <style:tab-stops>
          <style:tab-stop style:position="2.1575in"/>
        </style:tab-stops>
      </style:paragraph-properties>
    </style:style>
    <style:style style:name="P113" style:family="paragraph" style:parent-style-name="Standard">
      <style:paragraph-properties fo:break-before="page"/>
    </style:style>
    <style:style style:name="P114"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5" style:family="paragraph" style:parent-style-name="Contents_20_Heading">
      <style:paragraph-properties fo:break-before="page"/>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8" style:family="paragraph" style:parent-style-name="Contents_20_3">
      <style:paragraph-properties>
        <style:tab-stops>
          <style:tab-stop style:position="6.939in" style:type="right" style:leader-style="dotted" style:leader-text="."/>
        </style:tab-stops>
      </style:paragraph-properties>
    </style:style>
    <style:style style:name="P159"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60" style:family="paragraph" style:parent-style-name="Heading_20_2">
      <style:text-properties style:font-name="Arial2" fo:font-size="10pt" style:font-size-asian="10pt" style:font-size-complex="10pt"/>
    </style:style>
    <style:style style:name="P161" style:family="paragraph" style:parent-style-name="Heading_20_2">
      <style:text-properties fo:font-style="normal" fo:font-weight="normal" style:font-style-asian="normal" style:font-weight-asian="normal" style:font-style-complex="normal" style:font-weight-complex="normal"/>
    </style:style>
    <style:style style:name="P162" style:family="paragraph" style:parent-style-name="Heading_20_2">
      <style:paragraph-properties fo:break-before="page"/>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Appendix">
      <style:paragraph-properties fo:break-before="page"/>
    </style:style>
    <style:style style:name="P166" style:family="paragraph" style:parent-style-name="Appendix">
      <style:paragraph-properties fo:margin-left="0in" fo:margin-right="0in" fo:text-indent="0in" style:auto-text-indent="false" fo:break-before="page"/>
    </style:style>
    <style:style style:name="P167" style:family="paragraph" style:parent-style-name="Heading_20_3">
      <style:paragraph-properties fo:break-before="page"/>
    </style:style>
    <style:style style:name="P168" style:family="paragraph" style:parent-style-name="Standard" style:list-style-name="L2"/>
    <style:style style:name="P169" style:family="paragraph" style:parent-style-name="Standard" style:list-style-name="L3"/>
    <style:style style:name="P170" style:family="paragraph" style:parent-style-name="Standard" style:list-style-name="L5">
      <style:paragraph-properties fo:margin-top="0in" fo:margin-bottom="0.0783in"/>
    </style:style>
    <style:style style:name="P171" style:family="paragraph" style:parent-style-name="Text_20_body" style:list-style-name="L1"/>
    <style:style style:name="P172" style:family="paragraph" style:parent-style-name="Text_20_body" style:list-style-name="L2"/>
    <style:style style:name="P173" style:family="paragraph" style:parent-style-name="Text_20_body" style:list-style-name="L2">
      <style:paragraph-properties>
        <style:tab-stops>
          <style:tab-stop style:position="4.5654in"/>
        </style:tab-stops>
      </style:paragraph-properties>
    </style:style>
    <style:style style:name="P174" style:family="paragraph" style:parent-style-name="Text_20_body" style:list-style-name="L2">
      <style:paragraph-properties>
        <style:tab-stops>
          <style:tab-stop style:position="4.4626in"/>
        </style:tab-stops>
      </style:paragraph-properties>
    </style:style>
    <style:style style:name="P175" style:family="paragraph" style:parent-style-name="Text_20_body" style:list-style-name="L2">
      <style:paragraph-properties>
        <style:tab-stops>
          <style:tab-stop style:position="2.5217in"/>
        </style:tab-stops>
      </style:paragraph-properties>
    </style:style>
    <style:style style:name="P176" style:family="paragraph" style:parent-style-name="Text_20_body" style:list-style-name="L2">
      <style:paragraph-properties>
        <style:tab-stops>
          <style:tab-stop style:position="1.9398in"/>
        </style:tab-stops>
      </style:paragraph-properties>
    </style:style>
    <style:style style:name="P177" style:family="paragraph" style:parent-style-name="Text_20_body" style:list-style-name="L4"/>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1"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2"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3" style:family="paragraph" style:parent-style-name="Text_20_body" style:list-style-name="L2">
      <style:paragraph-properties fo:margin-top="0in" fo:margin-bottom="0.0783in">
        <style:tab-stops>
          <style:tab-stop style:position="4.5654in"/>
        </style:tab-stops>
      </style:paragraph-properties>
    </style:style>
    <style:style style:name="P184" style:family="paragraph" style:parent-style-name="Text_20_body" style:list-style-name="L2">
      <style:paragraph-properties fo:margin-top="0in" fo:margin-bottom="0.1575in">
        <style:tab-stops>
          <style:tab-stop style:position="4.5366in"/>
        </style:tab-stops>
      </style:paragraph-properties>
    </style:style>
    <style:style style:name="P185" style:family="paragraph" style:parent-style-name="Text_20_body" style:list-style-name="L2">
      <style:paragraph-properties fo:margin-top="0.1575in" fo:margin-bottom="0.0783in"/>
    </style:style>
    <style:style style:name="P186"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7"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8"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9"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90"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63">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3"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5">Table of Contents</text:p>
          </text:index-title>
          <text:h text:style-name="P159" text:outline-level="1"><text:a xlink:type="simple" xlink:href="#__RefHeading__15221_972012461" text:style-name="Internet_20_link" text:visited-style-name="Internet_20_link">1 <text:s/><text:tab/>Introduction<text:tab/>4</text:a></text:h>
          <text:h text:style-name="P159" text:outline-level="1"><text:a xlink:type="simple" xlink:href="#__RefHeading__249846_2109382754" text:style-name="Internet_20_link" text:visited-style-name="Internet_20_link">2 <text:s/><text:tab/>Core Functionality<text:tab/>4</text:a></text:h>
          <text:p text:style-name="P157"><text:a xlink:type="simple" xlink:href="#__RefHeading__15223_972012461" text:style-name="Internet_20_link" text:visited-style-name="Internet_20_link">2.1<text:tab/>Architecture<text:tab/>4</text:a></text:p>
          <text:p text:style-name="P157"><text:a xlink:type="simple" xlink:href="#__RefHeading__15225_972012461" text:style-name="Internet_20_link" text:visited-style-name="Internet_20_link">2.2<text:tab/>Provisioning API<text:tab/>4</text:a></text:p>
          <text:p text:style-name="P157"><text:a xlink:type="simple" xlink:href="#__RefHeading__15229_972012461" text:style-name="Internet_20_link" text:visited-style-name="Internet_20_link">2.3<text:tab/>User API<text:tab/>5</text:a></text:p>
          <text:p text:style-name="P157"><text:a xlink:type="simple" xlink:href="#__RefHeading__15231_972012461" text:style-name="Internet_20_link" text:visited-style-name="Internet_20_link">2.4<text:tab/>Security Model<text:tab/>5</text:a></text:p>
          <text:p text:style-name="P157"><text:a xlink:type="simple" xlink:href="#__RefHeading__15233_972012461" text:style-name="Internet_20_link" text:visited-style-name="Internet_20_link">2.5<text:tab/>Transaction Based Operation<text:tab/>5</text:a></text:p>
          <text:p text:style-name="P157"><text:a xlink:type="simple" xlink:href="#__RefHeading__32884_823033893" text:style-name="Internet_20_link" text:visited-style-name="Internet_20_link">2.6<text:tab/>Privacy Enabled Provisioning<text:tab/>6</text:a></text:p>
          <text:p text:style-name="P157"><text:a xlink:type="simple" xlink:href="#__RefHeading__16753_976989119" text:style-name="Internet_20_link" text:visited-style-name="Internet_20_link">2.7<text:tab/>Device ID<text:tab/>6</text:a></text:p>
          <text:p text:style-name="P157"><text:a xlink:type="simple" xlink:href="#__RefHeading__177013_2109382754" text:style-name="Internet_20_link" text:visited-style-name="Internet_20_link">2.8<text:tab/>Backward Compatibility<text:tab/>6</text:a></text:p>
          <text:h text:style-name="P159" text:outline-level="1"><text:a xlink:type="simple" xlink:href="#__RefHeading__15235_972012461" text:style-name="Internet_20_link" text:visited-style-name="Internet_20_link">3 <text:s/><text:tab/>Objects<text:tab/>7</text:a></text:h>
          <text:p text:style-name="P157"><text:a xlink:type="simple" xlink:href="#__RefHeading__15237_972012461" text:style-name="Internet_20_link" text:visited-style-name="Internet_20_link">3.1<text:tab/>Key Entries<text:tab/>7</text:a></text:p>
          <text:p text:style-name="P157"><text:a xlink:type="simple" xlink:href="#__RefHeading__15239_972012461" text:style-name="Internet_20_link" text:visited-style-name="Internet_20_link">3.2<text:tab/>PIN and PUK Objects<text:tab/>8</text:a></text:p>
          <text:p text:style-name="P157"><text:a xlink:type="simple" xlink:href="#__RefHeading__15241_972012461" text:style-name="Internet_20_link" text:visited-style-name="Internet_20_link">3.3<text:tab/>Provisioning Objects<text:tab/>8</text:a></text:p>
          <text:h text:style-name="P159" text:outline-level="1"><text:a xlink:type="simple" xlink:href="#__RefHeading__15243_972012461" text:style-name="Internet_20_link" text:visited-style-name="Internet_20_link">4 <text:s/><text:tab/>Algorithm Support<text:tab/>9</text:a></text:h>
          <text:p text:style-name="P157"><text:a xlink:type="simple" xlink:href="#__RefHeading__117184_1298926316" text:style-name="Internet_20_link" text:visited-style-name="Internet_20_link">4.1<text:tab/>Mandatory Algorithms<text:tab/>9</text:a></text:p>
          <text:p text:style-name="P157"><text:a xlink:type="simple" xlink:href="#__RefHeading__117186_1298926316" text:style-name="Internet_20_link" text:visited-style-name="Internet_20_link">4.2<text:tab/>Special Algorithms<text:tab/>10</text:a></text:p>
          <text:p text:style-name="P157"><text:a xlink:type="simple" xlink:href="#__RefHeading__117188_1298926316" text:style-name="Internet_20_link" text:visited-style-name="Internet_20_link">4.3<text:tab/>Optional Algorithms<text:tab/>10</text:a></text:p>
          <text:h text:style-name="P159" text:outline-level="1"><text:a xlink:type="simple" xlink:href="#__RefHeading__15245_972012461" text:style-name="Internet_20_link" text:visited-style-name="Internet_20_link">5 <text:s/><text:tab/>Protection Attributes<text:tab/>11</text:a></text:h>
          <text:p text:style-name="P157"><text:a xlink:type="simple" xlink:href="#__RefHeading__15247_972012461" text:style-name="Internet_20_link" text:visited-style-name="Internet_20_link">5.1<text:tab/>Export Protection<text:tab/>11</text:a></text:p>
          <text:p text:style-name="P157"><text:a xlink:type="simple" xlink:href="#__RefHeading__15249_972012461" text:style-name="Internet_20_link" text:visited-style-name="Internet_20_link">5.2<text:tab/>Delete Protection<text:tab/>11</text:a></text:p>
          <text:p text:style-name="P157"><text:a xlink:type="simple" xlink:href="#__RefHeading__513763_1828343271" text:style-name="Internet_20_link" text:visited-style-name="Internet_20_link">5.3<text:tab/>Biometric Protection<text:tab/>11</text:a></text:p>
          <text:p text:style-name="P157"><text:a xlink:type="simple" xlink:href="#__RefHeading__15251_972012461" text:style-name="Internet_20_link" text:visited-style-name="Internet_20_link">5.4<text:tab/>PIN Input Methods<text:tab/>12</text:a></text:p>
          <text:p text:style-name="P157"><text:a xlink:type="simple" xlink:href="#__RefHeading__15253_972012461" text:style-name="Internet_20_link" text:visited-style-name="Internet_20_link">5.5<text:tab/>PIN Patterns<text:tab/>12</text:a></text:p>
          <text:p text:style-name="P157"><text:a xlink:type="simple" xlink:href="#__RefHeading__15255_972012461" text:style-name="Internet_20_link" text:visited-style-name="Internet_20_link">5.6<text:tab/>PIN and PUK Formats<text:tab/>12</text:a></text:p>
          <text:p text:style-name="P157"><text:a xlink:type="simple" xlink:href="#__RefHeading__15257_972012461" text:style-name="Internet_20_link" text:visited-style-name="Internet_20_link">5.7<text:tab/>PIN Grouping<text:tab/>13</text:a></text:p>
          <text:p text:style-name="P157"><text:a xlink:type="simple" xlink:href="#__RefHeading__15259_972012461" text:style-name="Internet_20_link" text:visited-style-name="Internet_20_link">5.8<text:tab/>Application Usage<text:tab/>13</text:a></text:p>
          <text:h text:style-name="P159" text:outline-level="1"><text:a xlink:type="simple" xlink:href="#__RefHeading__797652_2146041088" text:style-name="Internet_20_link" text:visited-style-name="Internet_20_link">6 <text:s/><text:tab/>Session Security Mechanisms<text:tab/>14</text:a></text:h>
          <text:p text:style-name="P157"><text:a xlink:type="simple" xlink:href="#__RefHeading__15339_972012461" text:style-name="Internet_20_link" text:visited-style-name="Internet_20_link">6.1<text:tab/>Encrypted Data<text:tab/>14</text:a></text:p>
          <text:p text:style-name="P157"><text:a xlink:type="simple" xlink:href="#__RefHeading__15341_972012461" text:style-name="Internet_20_link" text:visited-style-name="Internet_20_link">6.2<text:tab/>MAC Operations<text:tab/>14</text:a></text:p>
          <text:p text:style-name="P157"><text:a xlink:type="simple" xlink:href="#__RefHeading__15343_972012461" text:style-name="Internet_20_link" text:visited-style-name="Internet_20_link">6.3<text:tab/>Attestations<text:tab/>14</text:a></text:p>
          <text:p text:style-name="P157"><text:a xlink:type="simple" xlink:href="#__RefHeading__15345_972012461" text:style-name="Internet_20_link" text:visited-style-name="Internet_20_link">6.4<text:tab/>Target Key Reference<text:tab/>14</text:a></text:p>
          <text:h text:style-name="P159" text:outline-level="1"><text:a xlink:type="simple" xlink:href="#__RefHeading__135131_2109382754" text:style-name="Internet_20_link" text:visited-style-name="Internet_20_link">7 <text:s/><text:tab/>Detailed Operation<text:tab/>15</text:a></text:h>
          <text:p text:style-name="P157"><text:a xlink:type="simple" xlink:href="#__RefHeading__15263_972012461" text:style-name="Internet_20_link" text:visited-style-name="Internet_20_link">7.1<text:tab/>Data Types<text:tab/>15</text:a></text:p>
          <text:p text:style-name="P157"><text:a xlink:type="simple" xlink:href="#__RefHeading__15267_972012461" text:style-name="Internet_20_link" text:visited-style-name="Internet_20_link">7.2<text:tab/>Return Values<text:tab/>16</text:a></text:p>
          <text:p text:style-name="P157"><text:a xlink:type="simple" xlink:href="#__RefHeading__15269_972012461" text:style-name="Internet_20_link" text:visited-style-name="Internet_20_link">7.3<text:tab/>Error Codes<text:tab/>16</text:a></text:p>
          <text:p text:style-name="P157"><text:a xlink:type="simple" xlink:href="#__RefHeading__135133_2109382754" text:style-name="Internet_20_link" text:visited-style-name="Internet_20_link">7.4<text:tab/>Method List<text:tab/>16</text:a></text:p>
          <text:p text:style-name="P158"><text:a xlink:type="simple" xlink:href="#__RefHeading__15271_972012461" text:style-name="Internet_20_link" text:visited-style-name="Internet_20_link">getDeviceInfo [1]<text:tab/>17</text:a></text:p>
          <text:p text:style-name="P158"><text:a xlink:type="simple" xlink:href="#__RefHeading__15273_972012461" text:style-name="Internet_20_link" text:visited-style-name="Internet_20_link">createProvisioningSession [2]<text:tab/>19</text:a></text:p>
          <text:p text:style-name="P158"><text:a xlink:type="simple" xlink:href="#__RefHeading__15275_972012461" text:style-name="Internet_20_link" text:visited-style-name="Internet_20_link">closeProvisioningSession [3]<text:tab/>25</text:a></text:p>
          <text:p text:style-name="P158"><text:soft-page-break/><text:a xlink:type="simple" xlink:href="#__RefHeading__15277_972012461" text:style-name="Internet_20_link" text:visited-style-name="Internet_20_link">enumerateProvisioningSessions [4]<text:tab/>27</text:a></text:p>
          <text:p text:style-name="P158"><text:a xlink:type="simple" xlink:href="#__RefHeading__15279_972012461" text:style-name="Internet_20_link" text:visited-style-name="Internet_20_link">abortProvisioningSession [5]<text:tab/>28</text:a></text:p>
          <text:p text:style-name="P158"><text:a xlink:type="simple" xlink:href="#__RefHeading__15281_972012461" text:style-name="Internet_20_link" text:visited-style-name="Internet_20_link">signProvisioningSessionData [6]<text:tab/>29</text:a></text:p>
          <text:p text:style-name="P158"><text:a xlink:type="simple" xlink:href="#__RefHeading__16586_1418814329" text:style-name="Internet_20_link" text:visited-style-name="Internet_20_link">updateKeyManagementKey [7]<text:tab/>30</text:a></text:p>
          <text:p text:style-name="P158"><text:a xlink:type="simple" xlink:href="#__RefHeading__15283_972012461" text:style-name="Internet_20_link" text:visited-style-name="Internet_20_link">createPukPolicy [8]<text:tab/>32</text:a></text:p>
          <text:p text:style-name="P158"><text:a xlink:type="simple" xlink:href="#__RefHeading__15285_972012461" text:style-name="Internet_20_link" text:visited-style-name="Internet_20_link">createPinPolicy [9]<text:tab/>33</text:a></text:p>
          <text:p text:style-name="P158"><text:a xlink:type="simple" xlink:href="#__RefHeading__15287_972012461" text:style-name="Internet_20_link" text:visited-style-name="Internet_20_link">createKeyEntry [10]<text:tab/>34</text:a></text:p>
          <text:p text:style-name="P158"><text:a xlink:type="simple" xlink:href="#__RefHeading__15289_972012461" text:style-name="Internet_20_link" text:visited-style-name="Internet_20_link">getKeyHandle [11]<text:tab/>39</text:a></text:p>
          <text:p text:style-name="P158"><text:a xlink:type="simple" xlink:href="#__RefHeading__15291_972012461" text:style-name="Internet_20_link" text:visited-style-name="Internet_20_link">setCertificatePath [12]<text:tab/>40</text:a></text:p>
          <text:p text:style-name="P158"><text:a xlink:type="simple" xlink:href="#__RefHeading__15293_972012461" text:style-name="Internet_20_link" text:visited-style-name="Internet_20_link">importSymmetricKey [13]<text:tab/>42</text:a></text:p>
          <text:p text:style-name="P158"><text:a xlink:type="simple" xlink:href="#__RefHeading__721490_1828343271" text:style-name="Internet_20_link" text:visited-style-name="Internet_20_link">importPrivateKey [14]<text:tab/>45</text:a></text:p>
          <text:p text:style-name="P158"><text:a xlink:type="simple" xlink:href="#__RefHeading__15295_972012461" text:style-name="Internet_20_link" text:visited-style-name="Internet_20_link">addExtension [15]<text:tab/>47</text:a></text:p>
          <text:p text:style-name="P158"><text:a xlink:type="simple" xlink:href="#__RefHeading__15299_972012461" text:style-name="Internet_20_link" text:visited-style-name="Internet_20_link">postDeleteKey [50]<text:tab/>51</text:a></text:p>
          <text:p text:style-name="P158"><text:a xlink:type="simple" xlink:href="#__RefHeading__15301_972012461" text:style-name="Internet_20_link" text:visited-style-name="Internet_20_link">postUnlockKey [51]<text:tab/>53</text:a></text:p>
          <text:p text:style-name="P158"><text:a xlink:type="simple" xlink:href="#__RefHeading__15303_972012461" text:style-name="Internet_20_link" text:visited-style-name="Internet_20_link">postUpdateKey [52]<text:tab/>54</text:a></text:p>
          <text:p text:style-name="P158"><text:a xlink:type="simple" xlink:href="#__RefHeading__15305_972012461" text:style-name="Internet_20_link" text:visited-style-name="Internet_20_link">postCloneKeyProtection [53]<text:tab/>56</text:a></text:p>
          <text:p text:style-name="P158"><text:a xlink:type="simple" xlink:href="#__RefHeading__15307_972012461" text:style-name="Internet_20_link" text:visited-style-name="Internet_20_link">enumerateKeys [70]<text:tab/>58</text:a></text:p>
          <text:p text:style-name="P158"><text:a xlink:type="simple" xlink:href="#__RefHeading__15309_972012461" text:style-name="Internet_20_link" text:visited-style-name="Internet_20_link">getKeyAttributes [71]<text:tab/>59</text:a></text:p>
          <text:p text:style-name="P158"><text:a xlink:type="simple" xlink:href="#__RefHeading__15311_972012461" text:style-name="Internet_20_link" text:visited-style-name="Internet_20_link">getKeyProtectionInfo [72]<text:tab/>60</text:a></text:p>
          <text:p text:style-name="P158"><text:a xlink:type="simple" xlink:href="#__RefHeading__15313_972012461" text:style-name="Internet_20_link" text:visited-style-name="Internet_20_link">getExtension [73]<text:tab/>62</text:a></text:p>
          <text:p text:style-name="P158"><text:a xlink:type="simple" xlink:href="#__RefHeading__15315_972012461" text:style-name="Internet_20_link" text:visited-style-name="Internet_20_link">setProperty [74]<text:tab/>63</text:a></text:p>
          <text:p text:style-name="P158"><text:a xlink:type="simple" xlink:href="#__RefHeading__15317_972012461" text:style-name="Internet_20_link" text:visited-style-name="Internet_20_link">deleteKey [80]<text:tab/>64</text:a></text:p>
          <text:p text:style-name="P158"><text:a xlink:type="simple" xlink:href="#__RefHeading__15319_972012461" text:style-name="Internet_20_link" text:visited-style-name="Internet_20_link">exportKey [81]<text:tab/>65</text:a></text:p>
          <text:p text:style-name="P158"><text:a xlink:type="simple" xlink:href="#__RefHeading__15321_972012461" text:style-name="Internet_20_link" text:visited-style-name="Internet_20_link">unlockKey [82]<text:tab/>66</text:a></text:p>
          <text:p text:style-name="P158"><text:a xlink:type="simple" xlink:href="#__RefHeading__15323_972012461" text:style-name="Internet_20_link" text:visited-style-name="Internet_20_link">changePin [83]<text:tab/>67</text:a></text:p>
          <text:p text:style-name="P158"><text:a xlink:type="simple" xlink:href="#__RefHeading__15325_972012461" text:style-name="Internet_20_link" text:visited-style-name="Internet_20_link">setPin [84]<text:tab/>68</text:a></text:p>
          <text:p text:style-name="P158"><text:a xlink:type="simple" xlink:href="#__RefHeading__685210_1828343271" text:style-name="Internet_20_link" text:visited-style-name="Internet_20_link">updateFirmware [90]<text:tab/>69</text:a></text:p>
          <text:p text:style-name="P158"><text:a xlink:type="simple" xlink:href="#__RefHeading__15327_972012461" text:style-name="Internet_20_link" text:visited-style-name="Internet_20_link">signHashedData [100]<text:tab/>70</text:a></text:p>
          <text:p text:style-name="P158"><text:a xlink:type="simple" xlink:href="#__RefHeading__15329_972012461" text:style-name="Internet_20_link" text:visited-style-name="Internet_20_link">asymmetricKeyDecrypt [101]<text:tab/>71</text:a></text:p>
          <text:p text:style-name="P158"><text:a xlink:type="simple" xlink:href="#__RefHeading__15331_972012461" text:style-name="Internet_20_link" text:visited-style-name="Internet_20_link">keyAgreement [102]<text:tab/>72</text:a></text:p>
          <text:p text:style-name="P158"><text:a xlink:type="simple" xlink:href="#__RefHeading__15333_972012461" text:style-name="Internet_20_link" text:visited-style-name="Internet_20_link">performHmac [103]<text:tab/>73</text:a></text:p>
          <text:p text:style-name="P158"><text:a xlink:type="simple" xlink:href="#__RefHeading__15335_972012461" text:style-name="Internet_20_link" text:visited-style-name="Internet_20_link">symmetricKeyEncrypt [104]<text:tab/>74</text:a></text:p>
          <text:p text:style-name="P156"><text:a xlink:type="simple" xlink:href="#__RefHeading__207023_2146041088" text:style-name="Internet_20_link" text:visited-style-name="Internet_20_link">Appendix A. <text:tab/>KeyGen2 Proxy<text:tab/>75</text:a></text:p>
          <text:p text:style-name="P156"><text:a xlink:type="simple" xlink:href="#__RefHeading__15347_972012461" text:style-name="Internet_20_link" text:visited-style-name="Internet_20_link">Appendix B. <text:tab/>Sample Session<text:tab/>76</text:a></text:p>
          <text:p text:style-name="P156"><text:a xlink:type="simple" xlink:href="#__RefHeading__15349_972012461" text:style-name="Internet_20_link" text:visited-style-name="Internet_20_link">Appendix C. <text:tab/>Reference Implementation<text:tab/>76</text:a></text:p>
          <text:p text:style-name="P156"><text:a xlink:type="simple" xlink:href="#__RefHeading__15351_972012461" text:style-name="Internet_20_link" text:visited-style-name="Internet_20_link">Appendix D. <text:tab/>Remote Key Lookup<text:tab/>77</text:a></text:p>
          <text:p text:style-name="P156"><text:a xlink:type="simple" xlink:href="#__RefHeading__15353_972012461" text:style-name="Internet_20_link" text:visited-style-name="Internet_20_link">Appendix E. <text:tab/>Security Considerations<text:tab/>79</text:a></text:p>
          <text:p text:style-name="P156"><text:a xlink:type="simple" xlink:href="#__RefHeading__15355_972012461" text:style-name="Internet_20_link" text:visited-style-name="Internet_20_link">Appendix F. <text:tab/>Intellectual Property Rights<text:tab/>79</text:a></text:p>
          <text:p text:style-name="P156"><text:a xlink:type="simple" xlink:href="#__RefHeading__15357_972012461" text:style-name="Internet_20_link" text:visited-style-name="Internet_20_link">Appendix G. <text:tab/>References<text:tab/>80</text:a></text:p>
          <text:p text:style-name="P156"><text:a xlink:type="simple" xlink:href="#__RefHeading__15359_972012461" text:style-name="Internet_20_link" text:visited-style-name="Internet_20_link">Appendix H. <text:tab/>Acknowledgments<text:tab/>82</text:a></text:p>
          <text:p text:style-name="P156"><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2"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2.0</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2"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62"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dev.pin.prot">devicePinProtection</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63"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rows-spanned="3" table:number-columns-spanned="2" office:value-type="string">
            <text:p text:style-name="P84">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es.pkcs1_5</text:p>
          </table:table-cell>
          <table:table-cell table:style-name="Table34.A4" table:number-rows-spanned="3" office:value-type="string">
            <text:p text:style-name="Table_20_Contents"><text:span text:style-name="T40">See </text:span><text:span text:style-name="CrossRef"><text:span text:style-name="T146"><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5"><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21" table:number-columns-spanned="3" office:value-type="string">
            <text:p text:style-name="P20"/>
          </table:table-cell>
          <table:covered-table-cell/>
          <table:covered-table-cell/>
        </table:table-row>
        <table:table-row table:style-name="Table34.2">
          <table:table-cell table:style-name="Table34.A22"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5">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21"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7" office:value-type="string">
            <text:p text:style-name="P2">See <text:span text:style-name="CrossRef"><text:reference-ref text:reference-format="text" text:ref-name="xml.dsg">XML Signature</text:reference-ref></text:span></text:p>
          </table:table-cell>
          <table:table-cell table:style-name="Table34.B4" table:number-rows-spanned="9"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5">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5">http://xmlns.webpki.org/sks/algorithm#ecdsa.none</text:p>
          </table:table-cell>
          <table:covered-table-cell/>
          <table:covered-table-cell/>
        </table:table-row>
      </table:table>
      <text:p text:style-name="Text_20_body"/>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5">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3"><text:span text:style-name="T2">Implicit exponent:</text:span> 65537</text:p>
          </table:table-cell>
        </table:table-row>
        <table:table-row table:style-name="Table78.2">
          <table:table-cell table:style-name="Table78.A2" office:value-type="string">
            <text:p text:style-name="P95">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5">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3">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5">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5">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5">http://xmlns.webpki.org/sks/algorithm#ec.brainpool.p256r1</text:p>
          </table:table-cell>
          <table:table-cell table:style-name="Table78.A2" office:value-type="string">
            <text:p text:style-name="Standard">EC Brainpool “P256r1”</text:p>
          </table:table-cell>
          <table:table-cell table:style-name="Table78.C2" office:value-type="string">
            <text:p text:style-name="P103">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5">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5">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5">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3"><text:span text:style-name="T2">Implicit exponent:</text:span> 65537</text:p>
          </table:table-cell>
        </table:table-row>
        <table:table-row table:style-name="Table122.2">
          <table:table-cell table:style-name="Table122.B2" office:value-type="string">
            <text:p text:style-name="P95">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5">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8">Variable exponent</text:p>
            <text:p text:style-name="P98"/>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5">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5">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5">http://xmlns.webpki.org/sks/algorithm#rsa4096.exp</text:p>
          </table:table-cell>
          <table:table-cell table:style-name="Table122.B2" office:value-type="string">
            <text:p text:style-name="Standard">RSA 4096-bit key</text:p>
          </table:table-cell>
          <table:covered-table-cell/>
        </table:table-row>
      </table:table>
      <text:p text:style-name="Standard"/>
      <text:h text:style-name="P164"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0"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62"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62"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5"/>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text:span text:style-name="T2">default</text:span> security mechanisms used during a provisioning session (defined by the SKS properties<text:span text:style-name="T56"> </text:span><text:span text:style-name="CrossRef"><text:span text:style-name="T75"><text:reference-ref text:reference-format="text" text:ref-name="sess.key.alg">sessionKeyAlgorithm</text:reference-ref></text:span></text:span><text:span text:style-name="T56"> and </text:span><text:span text:style-name="CrossRef"><text:span text:style-name="T75"><text:reference-ref text:reference-format="text" text:ref-name="key.entry.alg">keyEntryAlgorithm</text:reference-ref></text:span></text:span><text:span text:style-name="T56">). </text:span><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61"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36679984" text:style-name="L1">
        <text:list-item>
          <text:p text:style-name="P171"><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71">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71"><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71"><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6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u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u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u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u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62"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5"><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6"/>
      <text:p text:style-name="P138">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6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u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u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u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u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u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6"/>
      <text:p text:style-name="P42"/>
      <text:p text:style-name="P42"/>
      <text:p text:style-name="P108">Continued on the next page...</text:p>
      <text:p text:style-name="P113">The <text:reference-mark-start text:name="dev.type"/><text:span text:style-name="T97">deviceType</text:span><text:reference-mark-end text:name="dev.type"/> property hold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0"/>
      <text:h text:style-name="P16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u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u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1">sessionKeyLimit</text:p>
          </table:table-cell>
          <table:table-cell table:style-name="Table1.A2" office:value-type="string">
            <text:p text:style-name="P3">u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u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6"/>
      <text:p text:style-name="P42"/>
      <text:p text:style-name="P42"/>
      <text:p text:style-name="P96">Continued on the next page...</text:p>
      <text:p text:style-name="P96"/>
      <text:p text:style-name="P113">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6658901" text:style-name="L2">
              <text:list-item>
                <text:p text:style-name="P180">Generate a for this SKS <text:span text:style-name="T2">unique</text:span> <text:span text:style-name="T87">clientSessionId</text:span></text:p>
              </text:list-item>
              <text:list-item>
                <text:p text:style-name="P173">Output <text:span text:style-name="T87">clientSessionId</text:span></text:p>
              </text:list-item>
              <text:list-item>
                <text:p text:style-name="P173">Generate an <text:span text:style-name="T2">ephemeral</text:span> ECDH key-pair <text:span text:style-name="T87">EKP</text:span> using <text:span text:style-name="T2">the same named curve</text:span> as <text:span text:style-name="T87">serverEphemeralKey</text:span></text:p>
              </text:list-item>
              <text:list-item>
                <text:p text:style-name="P172">Output <text:span text:style-name="T95">clientEphemeralKey</text:span> = <text:span text:style-name="T97">EKP.publicKey</text:span></text:p>
              </text:list-item>
              <text:list-item>
                <text:p text:style-name="P173">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74">Define <text:span text:style-name="T2">internal</text:span> variable: byte[32] <text:reference-mark-start text:name="sess.key"/><text:span text:style-name="T87">sessionKey</text:span><text:reference-mark-end text:name="sess.key"/></text:p>
              </text:list-item>
              <text:list-item>
                <text:p text:style-name="P175">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76"><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83">Define internal variable: ushort <text:reference-mark-start text:name="mac.seq.cnt"/><text:span text:style-name="T87">macSequenceCounter</text:span><text:reference-mark-end text:name="mac.seq.cnt"/> and set it to <text:span text:style-name="T2">zero</text:span></text:p>
              </text:list-item>
              <text:list-item>
                <text:p text:style-name="P183"><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84">Output <text:span text:style-name="T87">provisioningHandle</text:span></text:p>
              </text:list-item>
            </text:list>
            <text:p text:style-name="P147"><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4"/>
      <text:p text:style-name="P42"/>
      <text:p text:style-name="P42"/>
      <text:p text:style-name="P42"/>
      <text:p text:style-name="P49">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6">Continued on the next page...</text:p>
      <text:p text:style-name="P97"/>
      <text:p text:style-name="P113"><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8"><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provsess</text:span><text:span text:style-name="T111">",</text:span><text:span text:style-name="T19"><text:line-break/></text:span><text:span text:style-name="T109">    </text:span><text:span text:style-name="T111">"</text:span><text:span text:style-name="T124">serverTime</text:span><text:span text:style-name="T111">": "</text:span><text:span text:style-name="T129">2014-12-08T10:00:17Z</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EC</text:span><text:span text:style-name="T114">",</text:span><text:span text:style-name="T139"><text:line-break/></text:span><text:span text:style-name="T115">                    </text:span><text:span text:style-name="T114">"</text:span><text:span text:style-name="T126">curve</text:span><text:span text:style-name="T114">": "</text:span><text:span text:style-name="T133">http://xmlns.webpki.org/sks/algorithm#ec.nist.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6"/>
      <text:p text:style-name="P63">Continued on the next page...</text:p>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4-12-08T10:00:17Z</text:span><text:span text:style-name="T113">",</text:span><text:span text:style-name="T10"><text:line-break/></text:span><text:span text:style-name="T112">    </text:span><text:span text:style-name="T113">"</text:span><text:span text:style-name="T125">clientTime</text:span><text:span text:style-name="T113">": "</text:span><text:span text:style-name="T132">2014-12-08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publicKey</text:span><text:span text:style-name="T113">": </text:span><text:span text:style-name="T10"><text:line-break/></text:span><text:span text:style-name="T112">                </text:span><text:span text:style-name="T113">{</text:span><text:span text:style-name="T10"><text:line-break/></text:span><text:span text:style-name="T112">            <text:s text:c="8"/></text:span><text:span text:style-name="T113">"</text:span><text:span text:style-name="T125">type</text:span><text:span text:style-name="T113">": "</text:span><text:span text:style-name="T132">EC</text:span><text:span text:style-name="T113">",</text:span><text:span text:style-name="T141"><text:line-break/></text:span><text:span text:style-name="T112">                    </text:span><text:span text:style-name="T113">"</text:span><text:span text:style-name="T125">curve</text:span><text:span text:style-name="T113">": "</text:span><text:span text:style-name="T132">http://xmlns.webpki.org/sks/algorithm#ec.nist.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deviceId</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algorithm</text:span><text:span text:style-name="T113">": "</text:span><text:span text:style-name="T132">http://www.w3.org/2001/04/xmldsig-more#hmac-sha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d</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d</text:span> <text:span text:style-name="T36">must</text:span> supply the full <text:span text:style-name="CrossRef"><text:reference-ref text:reference-format="text" text:ref-name="devcert">Device Certificate</text:reference-ref></text:span> path as provid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d</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3">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7186514" text:continue-numbering="true" text:style-name="L2">
              <text:list-item>
                <text:p text:style-name="P185">Decide if the received <text:span text:style-name="T27">deviceId</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83">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86"><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87"><text:span text:style-name="T66">Verify that the received enveloped </text:span><text:span text:style-name="T91">signature</text:span><text:span text:style-name="T66"> validates since this is a proof of that the </text:span><text:span text:style-name="CrossRef"><text:reference-ref text:reference-format="text" text:ref-name="sess.key">sessionKey</text:reference-ref></text:span><text:span text:style-name="T66"> is correctly calculated</text:span></text:p>
              </text:list-item>
              <text:list-item>
                <text:p text:style-name="P188"><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d</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6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u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37207337" text:continue-numbering="true" text:style-name="L2">
        <text:list-item>
          <text:p text:style-name="P181">There is an open provisioning session associated with <text:span text:style-name="T87">provisioningHandle</text:span></text:p>
        </text:list-item>
        <text:list-item>
          <text:p text:style-name="P172">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72"><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8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2"><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2">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2">The post provisioning operations succeed during the final <text:span text:style-name="T2">commit</text:span>. <text:s/>See <text:span text:style-name="CrossRef"><text:reference-ref text:reference-format="text" text:ref-name="atomic.op">Transaction Based Operation</text:reference-ref></text:span></text:p>
          <text:p text:style-name="P168"/>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6"/>
      <text:p text:style-name="P94">Continued on the next page...</text:p>
      <text:p text:style-name="P94"/>
      <text:p text:style-name="P113"><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2"/>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submitUrl</text:span><text:span text:style-name="T114">": "</text:span><text:a xlink:type="simple" xlink:href="http://issuer.example.com/finalize"><text:span text:style-name="T133">https://issuer.example.com/finalize</text:span></text:a><text:span text:style-name="T114">",</text:span></text:p>
            <text:p text:style-name="P149"><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1"/>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7"/>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4"/>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6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u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u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6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u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6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u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text:span><text:span text:style-name="T95">result</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67"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u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4"><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3"><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6"/>
      <text:p text:style-name="P63">Continued on the next page...</text:p>
      <text:p text:style-name="P111">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ubmitUrl</text:span><text:span text:style-name="T117">": "</text:span><text:span text:style-name="T131">https://issuer.example.com/provsess</text:span><text:span text:style-name="T117">",</text:span><text:span text:style-name="T142"><text:line-break/></text:span><text:span text:style-name="T116">    </text:span><text:span text:style-name="T117">"</text:span><text:span text:style-name="T127">serverTime</text:span><text:span text:style-name="T117">": "</text:span><text:span text:style-name="T131">2014-12-08T10:49:13Z</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type</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6">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67"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u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u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u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2"><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7"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u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u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u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u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u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u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2"><text:span text:style-name="T42">PUKReference</text:span><text:span text:style-name="T43"> is set to </text:span><text:span text:style-name="T94">""</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7"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u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text:reference-mark-start text:name="key.entry.alg"/>keyEntryAlgorithm<text:reference-mark-end text:name="key.entry.alg"/></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u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u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3"><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u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5"/>
      <text:p text:style-name="P105"/>
      <text:p text:style-name="P105"/>
      <text:p text:style-name="P105"/>
      <text:p text:style-name="P96">Continued on the next page...</text:p>
      <text:p text:style-name="P122"/>
      <text:p text:style-name="P113">The following operations match the mandatory to support key generation and attestation algorithm:</text:p>
      <text:p text:style-name="P105"/>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4"><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1"><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1"><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0"/>
            <text:p text:style-name="P154"><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2"><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7"><text:span text:style-name="T49">if (</text:span><text:span text:style-name="T95">pinPolicyHandle</text:span><text:span text:style-name="T49"> == 0) <text:s text:c="3"/>// No PIN or device PIN</text:span></text:p>
      <text:p text:style-name="P128"><text:s text:c="2"/>{</text:p>
      <text:p text:style-name="P127"><text:span text:style-name="T49"><text:s text:c="5"/></text:span><text:span text:style-name="T95">pinValue</text:span><text:span text:style-name="T49"> = </text:span><text:span text:style-name="T42">zero length array</text:span><text:span text:style-name="T43">;</text:span></text:p>
      <text:p text:style-name="P128"><text:s text:c="2"/>}</text:p>
      <text:p text:style-name="P127"><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8"><text:s text:c="2"/>{</text:p>
      <text:p text:style-name="P127"><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8"><text:s text:c="2"/>}</text:p>
      <text:p text:style-name="P128">else</text:p>
      <text:p text:style-name="P128"><text:s text:c="2"/>{</text:p>
      <text:p text:style-name="P127"><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8"><text:s text:c="2"/>}</text:p>
      <text:p text:style-name="P56"/>
      <text:p text:style-name="P56"/>
      <text:p text:style-name="P56"/>
      <text:p text:style-name="P50"><text:span text:style-name="T42"><text:line-break/></text:span><text:span text:style-name="T3">Continued on the next page...</text:span></text:p>
      <text:p text:style-name="P113">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2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9"/>    </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span text:style-name="T9"><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text:span><text:span text:style-name="T115">            <text:s text:c="7"/>       </text:span><text:span text:style-name="T114">}]</text:span></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5"/>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EC</text:span><text:span text:style-name="T111">",</text:span><text:span text:style-name="T109"><text:line-break/>                     </text:span><text:span text:style-name="T111">"</text:span><text:span text:style-name="T124">curve</text:span><text:span text:style-name="T111">": "</text:span><text:span text:style-name="T129">http://xmlns.webpki.org/sks/algorithm#ec.nist.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67"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u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u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67"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u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u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8"/>
      <text:p text:style-name="P113"><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67"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u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89"/>
      <text:p text:style-name="P113"><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29">http://www.w3.org/2000/09/xmldsig#hmac-sha1</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89">After receiving the request the client generates a compatible key-pair and a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89"/>
      <text:p text:style-name="P52"/>
      <text:p text:style-name="P41"/>
      <text:p text:style-name="P55">Continued on the next page...</text:p>
      <text:p text:style-name="P89"/>
      <text:p text:style-name="P114">The server then responds with a PKI-compliant certified public key including an encrypted “piggybacked” symmetric key:</text:p>
      <text:p text:style-name="P89"/>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67"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u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2">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7"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u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9">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99">logotypes</text:p>
          </table:table-cell>
          <table:table-cell table:style-name="Table53.A2" office:value-type="string">
            <text:p text:style-name="P17">0x03</text:p>
          </table:table-cell>
          <table:table-cell table:style-name="Table53.A2" office:value-type="string">
            <text:p text:style-name="P99">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3"><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2"><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5"><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2"><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61">optional</text:span><text:span text:style-name="T157">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6"><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36673788" text:style-name="L3">
        <text:list-item>
          <text:p text:style-name="P189">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37207386" text:continue-numbering="true" text:style-name="L3">
        <text:list-header>
          <text:p text:style-name="P190"><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9">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2"/>
      <text:p text:style-name="P89"/>
      <text:p text:style-name="P113">The following <text:span text:style-name="CrossRef"><text:span text:style-name="T75"><text:reference-ref text:reference-format="text" text:ref-name="keygen2">KeyGen2</text:reference-ref></text:span></text:span><text:span text:style-name="T43"> sample shows how properties and logotypes can be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span text:style-name="T115"><text:line-break/>                          </text:span><text:span text:style-name="T114">[{</text:span><text:span text:style-name="T115"><text:line-break/>                               </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8"/>
      <text:p text:style-name="P89"/>
      <text:p text:style-name="P113"><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u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u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3">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span text:style-name="T142"><text:line-break/></text:span><text:span text:style-name="T116">    </text:span><text:span text:style-name="T117">"</text:span><text:span text:style-name="T127">submitUrl</text:span><text:span text:style-name="T117">": "</text:span><text:a xlink:type="simple" xlink:href="http://issuer.example.com/finalize"><text:span text:style-name="T131">https://issuer.example.com/finalize</text:span></text:a><text:span text:style-name="T117">",</text:span></text:p>
            <text:p text:style-name="P151"><text:s text:c="12"/>Other Message Payload</text:p>
            <text:p text:style-name="P85"><text:span text:style-name="T108">    </text:span><text:span text:style-name="T110">"</text:span><text:span text:style-name="T123">deleteKeys</text:span><text:span text:style-name="T110">": </text:span><text:line-break/><text:span text:style-name="T108">        </text:span><text:span text:style-name="T110">[{</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36680682" text:style-name="L4">
        <text:list-item>
          <text:p text:style-name="P177"><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77"><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77"><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77"><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6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u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u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line-break/>    "</text:span><text:span text:style-name="T124">submitUrl</text:span><text:span text:style-name="T111">": "</text:span><text:a xlink:type="simple" xlink:href="http://issuer.example.com/finalize"><text:span text:style-name="T129">https://issuer.example.com/finalize</text:span></text:a><text:span text:style-name="T111">",</text:span></text:p>
            <text:p text:style-name="P150"><text:span text:style-name="T118"><text:s text:c="10"/></text:span><text:span text:style-name="T119"><text:s text:c="2"/>Other Message Payload</text:span></text:p>
            <text:p text:style-name="P78"><text:span text:style-name="T111">    "</text:span><text:span text:style-name="T124">unlockKeys</text:span><text:span text:style-name="T111">": <text:line-break/>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6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u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u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3">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6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u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u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3">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6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u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u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u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6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u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u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ushort</text:p>
          </table:table-cell>
          <table:table-cell table:style-name="Table37.C2" table:number-rows-spanned="2" table:number-columns-spanned="2" office:value-type="string">
            <text:p text:style-name="P84">‎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u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u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6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u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u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u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u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3"><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0">PIN_PROTECTED</text:p>
          </table:table-cell>
          <table:table-cell table:style-name="Table57.A2" office:value-type="string">
            <text:p text:style-name="P103">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0">PUK_PROTECTED</text:p>
          </table:table-cell>
          <table:table-cell table:style-name="Table57.A2" office:value-type="string">
            <text:p text:style-name="P103">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0">PIN_BLOCKED</text:p>
          </table:table-cell>
          <table:table-cell table:style-name="Table57.A2" office:value-type="string">
            <text:p text:style-name="P103">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0">PUK_BLOCKED</text:p>
          </table:table-cell>
          <table:table-cell table:style-name="Table57.A2" office:value-type="string">
            <text:p text:style-name="P103">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0">DEVICE_PIN</text:p>
          </table:table-cell>
          <table:table-cell table:style-name="Table57.A2" office:value-type="string">
            <text:p text:style-name="P103">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2">IMPORTED</text:p>
          </table:table-cell>
          <table:table-cell table:style-name="Table112.A2" office:value-type="string">
            <text:p text:style-name="P103">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2">EXPORTED</text:p>
          </table:table-cell>
          <table:table-cell table:style-name="Table112.A2" office:value-type="string">
            <text:p text:style-name="P103">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6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u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4"><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h text:style-name="P16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u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propertybag">propertyBags</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6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u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6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u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6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u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6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u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6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u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67"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6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u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impose no tests on </text:span><text:span text:style-name="T92">data</text:span><text:span text:style-name="T43"> length. <text:s/>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format the signature packet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6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u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es.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6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u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0"/>
      <text:h text:style-name="P16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u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6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u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36674070" text:style-name="Numbering_20_4">
        <text:list-item>
          <text:h text:style-name="P165"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2) rotate (-1.2184143508182) translate (0.116499316190998in 0.502993904768664in)" svg:viewBox="0 0 780 436" svg:d="m0 1447362c245-308 723-136 780 279"><text:p/></draw:path><draw:path draw:style-name="gr7" draw:text-style-name="P191" svg:width="0.3091in" svg:height="0.1717in" draw:transform="skewX (0.068067840827766) rotate (-1.22085781177099) translate (0.124805294652348in 0.139011726361383in)" svg:viewBox="0 0 786 437" svg:d="m0 1436909c247-309 729-137 786 279"><text:p/></draw:path><draw:path draw:style-name="gr7" draw:text-style-name="P191" svg:width="0.5736in" svg:height="0.3949in" draw:transform="skewX (0.138230076757925) rotate (-1.18036617312473) translate (0.25620482700623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7208277" text:continue-numbering="true" text:style-name="Numbering_20_4">
        <text:list-item>
          <text:h text:style-name="P165"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87">provisioningHandle</text:span><text:span text:style-name="T65">, ...</text:span> = <text:span text:style-name="CrossRef"><text:reference-ref text:reference-format="text" text:ref-name="createProvisioningSession">createProvisioningSession</text:reference-ref></text:span> (…)</text:p>
      <text:p text:style-name="P117"><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7"><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7"><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7"><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37211099"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37210793" text:continue-numbering="true" text:style-name="Numbering_20_4">
        <text:list-item>
          <text:h text:style-name="P165"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4"><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algorithm</text:span><text:span text:style-name="T111">": "</text:span><text:span text:style-name="T129">http://www.w3.org/2001/04/xmldsig-more#ecdsa-sha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EC</text:span><text:span text:style-name="T111">",</text:span><text:span text:style-name="T138"><text:line-break/></text:span><text:span text:style-name="T109">                             </text:span><text:span text:style-name="T111">"</text:span><text:span text:style-name="T124">curve</text:span><text:span text:style-name="T111">": "</text:span><text:span text:style-name="T129">http://xmlns.webpki.org/sks/algorithm#ec.nist.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36671754" text:style-name="L5">
        <text:list-item>
          <text:p text:style-name="P170">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70">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70">Enumerate all sessions having a <text:span text:style-name="CrossRef"><text:reference-ref text:reference-format="text" text:ref-name="key.mgr.key">keyManagementKey</text:reference-ref></text:span> matching the public key of the <text:span text:style-name="T96">signature</text:span> object.<text:line-break/>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7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70">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7">Continued on the next page...</text:p>
      <text:p text:style-name="P109">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4"><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16">                 </text:span><text:span text:style-name="T117">[{</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7195869" text:continue-list="list37210793" text:style-name="Numbering_20_4">
        <text:list-item>
          <text:h text:style-name="P165"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7213162"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37190286" text:continue-numbering="true" text:style-name="Numbering_20_4">
        <text:list-item>
          <text:h text:style-name="P166"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2.0<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7217590" text:continue-numbering="true" text:style-name="Numbering_20_4">
        <text:list-item>
          <text:h text:style-name="P165"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6672515" text:style-name="L6">
        <text:list-item>
          <text:p text:style-name="P178"><text:span text:style-name="T2">CT-KIP by RSA Security</text:span>: KeyGen2 format and basic operation</text:p>
        </text:list-item>
        <text:list-item>
          <text:p text:style-name="P17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8"><text:span text:style-name="T2">SCP80 by GlobalPlatform</text:span>: Secure messaging including “rolling MACs”</text:p>
        </text:list-item>
        <text:list-item>
          <text:p text:style-name="P178"><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7204538" text:continue-list="list3721759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6671871" text:style-name="L7">
        <text:list-item>
          <text:p text:style-name="P179">Investigating “physical presence” GPIO options</text:p>
        </text:list-item>
        <text:list-item>
          <text:p text:style-name="P179">Language proofing</text:p>
        </text:list-item>
        <text:list-item>
          <text:p text:style-name="P17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8, WebPKI.org, 2014-12-08<text:tab/>Page <text:page-number text:select-page="current">73</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39</meta:editing-cycles>
    <meta:editing-duration>PT72H39M19S</meta:editing-duration>
    <dc:title>Secure Key Store - API and Architecture</dc:title>
    <dc:date>2014-12-17T17:04:38.43</dc:date>
    <dc:creator>Anders Rundgren</dc:creator>
    <meta:document-statistic meta:table-count="122" meta:image-count="0" meta:object-count="6" meta:page-count="82" meta:paragraph-count="2226" meta:word-count="15904" meta:character-count="12088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